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3E89B37A37A.png" manifest:media-type="image/png"/>
  <manifest:file-entry manifest:full-path="Pictures/100002010000020000000200EE1F876E.png" manifest:media-type="image/png"/>
  <manifest:file-entry manifest:full-path="Pictures/1000055E0000388E00007100B7D4960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01cm" fo:min-width="3.437cm"/>
    </style:style>
    <style:style style:name="gr2" style:family="graphic" style:parent-style-name="standard">
      <style:graphic-properties draw:fill="solid" draw:fill-color="#aadcf7" draw:textarea-horizontal-align="justify" draw:textarea-vertical-align="middle" draw:auto-grow-height="false" fo:min-height="1.656cm" fo:min-width="1.787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cc00" draw:marker-end="Arrow" draw:marker-end-width="0.3cm" draw:fill="none" draw:textarea-horizontal-align="center" draw:textarea-vertical-align="middle" fo:padding-bottom="0.35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13cm" fo:min-width="1.438cm"/>
    </style:style>
    <style:style style:name="gr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28cm" fo:min-width="3.056cm"/>
    </style:style>
    <style:style style:name="gr10" style:family="graphic" style:parent-style-name="objectwithoutfill">
      <style:graphic-properties svg:stroke-color="#ff3333" draw:marker-start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aadcf7" draw:textarea-horizontal-align="justify" draw:textarea-vertical-align="middle" draw:auto-grow-height="false" fo:min-height="0.799cm" fo:min-width="0.8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aadcf7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1.651cm" svg:x="23.195cm" svg:y="9.436cm">
          <text:p text:style-name="P1">Anwendun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2.54cm" svg:x="15.932cm" svg:y="5.064cm">
          <text:p text:style-name="P1"><text:span text:style-name="T1">Device </text:span></text:p>
          <text:p text:style-name="P1"><text:span text:style-name="T1">Descrip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3" draw:text-style-name="P4" draw:layer="layout" svg:width="0.502cm" svg:height="1.674cm" svg:x="11.222cm" svg:y="13.991cm">
          <draw:text-box>
            <text:p/>
            <text:p/>
          </draw:text-box>
        </draw:frame>
        <draw:frame draw:style-name="gr4" draw:text-style-name="P5" draw:layer="layout" svg:width="1.27cm" svg:height="2.538cm" svg:x="4.81cm" svg:y="5.191cm">
          <draw:image xlink:href="Pictures/1000055E0000388E00007100B7D49604.svg" xlink:type="simple" xlink:show="embed" xlink:actuate="onLoad">
            <text:p/>
          </draw:image>
          <draw:image xlink:href="Pictures/10000201000001F4000003E89B37A37A.png" xlink:type="simple" xlink:show="embed" xlink:actuate="onLoad"/>
        </draw:frame>
        <draw:custom-shape draw:style-name="gr1" draw:text-style-name="P2" draw:layer="layout" svg:width="3.937cm" svg:height="1.651cm" svg:x="22.887cm" svg:y="9.055cm">
          <text:p text:style-name="P1">Application x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588cm" svg:y1="6.461cm" svg:x2="8.704cm" svg:y2="8.947cm">
          <text:p text:style-name="P1"><text:span text:style-name="T2">Events, State</text:span></text:p>
          <text:p text:style-name="P1"/>
        </draw:line>
        <draw:custom-shape draw:style-name="gr6" draw:text-style-name="P2" draw:layer="layout" svg:width="2.74cm" svg:height="2.775cm" svg:x="16.113cm" svg:y="8.925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219cm" svg:y1="9.736cm" svg:x2="15.886cm" svg:y2="9.736cm">
          <text:p text:style-name="P1"><text:span text:style-name="T2"/></text:p>
          <text:p text:style-name="P1"><text:span text:style-name="T2">Events</text:span></text:p>
          <text:p text:style-name="P1"/>
          <text:p text:style-name="P1"/>
        </draw:line>
        <draw:custom-shape draw:style-name="gr2" draw:text-style-name="P3" draw:layer="layout" svg:width="2.921cm" svg:height="2.54cm" svg:x="16.494cm" svg:y="5.572cm">
          <text:p text:style-name="P1"><text:span text:style-name="T1">Device </text:span></text:p>
          <text:p text:style-name="P1"><text:span text:style-name="T1">Description</text:span></text:p>
          <text:p text:style-name="P1"><text:span text:style-name="T1"/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8" draw:text-style-name="P5" draw:layer="layout" svg:width="2.54cm" svg:height="2.54cm" svg:x="4.302cm" svg:y="13.573cm">
          <draw:image xlink:href="Pictures/100002010000020000000200EE1F876E.png" xlink:type="simple" xlink:show="embed" xlink:actuate="onLoad">
            <text:p/>
          </draw:image>
        </draw:frame>
        <draw:custom-shape draw:style-name="gr9" draw:text-style-name="P2" draw:layer="layout" svg:width="3.556cm" svg:height="1.778cm" svg:x="8.731cm" svg:y="9.128cm">
          <text:p text:style-name="P1">Gateway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6.207cm" svg:y1="13.446cm" svg:x2="8.55cm" svg:y2="11.087cm">
          <text:p text:style-name="P1">Command</text:p>
          <text:p text:style-name="P1"><text:span text:style-name="T2"/></text:p>
        </draw:line>
        <draw:line draw:style-name="gr10" draw:text-style-name="P5" draw:layer="layout" svg:x1="13.065cm" svg:y1="10.852cm" svg:x2="15.732cm" svg:y2="10.852cm">
          <text:p text:style-name="P1"><text:span text:style-name="T2">Command</text:span></text:p>
          <text:p text:style-name="P1"><text:span text:style-name="T2"/></text:p>
        </draw:line>
        <draw:line draw:style-name="gr10" draw:text-style-name="P5" draw:layer="layout" svg:x1="19.25cm" svg:y1="11.092cm" svg:x2="22.571cm" svg:y2="11.092cm">
          <text:p text:style-name="P1"><text:span text:style-name="T2">Command</text:span></text:p>
          <text:p text:style-name="P1"><text:span text:style-name="T2"/></text:p>
        </draw:line>
        <draw:line draw:style-name="gr11" draw:text-style-name="P5" draw:layer="layout" svg:x1="12.557cm" svg:y1="8.874cm" svg:x2="15.732cm" svg:y2="7.858cm">
          <text:p text:style-name="P1"><text:span text:style-name="T2">Description</text:span></text:p>
          <text:p text:style-name="P1"/>
        </draw:line>
        <draw:line draw:style-name="gr7" draw:text-style-name="P5" draw:layer="layout" svg:x1="19.223cm" svg:y1="9.917cm" svg:x2="22.598cm" svg:y2="9.917cm">
          <text:p text:style-name="P1"><text:span text:style-name="T2">Events</text:span></text:p>
          <text:p text:style-name="P1"/>
        </draw:line>
        <draw:line draw:style-name="gr11" draw:text-style-name="P5" draw:layer="layout" svg:x1="19.542cm" svg:y1="7.223cm" svg:x2="22.463cm" svg:y2="8.874cm">
          <text:p text:style-name="P1"><text:span text:style-name="T2">Description</text:span></text:p>
          <text:p text:style-name="P1"/>
        </draw:line>
        <draw:custom-shape draw:style-name="gr12" draw:text-style-name="P3" draw:layer="layout" svg:width="1.651cm" svg:height="1.397cm" svg:x="10.382cm" svg:y="7.70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3" draw:layer="layout" svg:width="1.651cm" svg:height="1.397cm" svg:x="10.763cm" svg:y="8.08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2:49:16.972136880</meta:creation-date>
    <dc:date>2016-01-03T19:32:35.463954616</dc:date>
    <meta:editing-duration>PT3H3M43S</meta:editing-duration>
    <meta:editing-cycles>17</meta:editing-cycles>
    <meta:generator>LibreOffice/4.4.6.3$Linux_X86_64 LibreOffice_project/40m0$Build-3</meta:generator>
    <meta:document-statistic meta:object-count="19"/>
  </office:meta>
</office:document-meta>
</file>